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93a" officeooo:paragraph-rsid="001929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add block created through admin pannel to page or how render widget on page-</text:p>
      <text:p text:style-name="P1">https://www.youtube.com/watch?v=hhUwc7tcGTE&amp;list=PLwcl8DqLMv9f6Ygxgg-_Vk-UdY9FDhpQ_&amp;index=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2:42:53.348720473</meta:creation-date>
    <dc:date>2022-07-29T12:44:18.116603655</dc:date>
    <meta:editing-duration>PT1M25S</meta:editing-duration>
    <meta:editing-cycles>1</meta:editing-cycles>
    <meta:document-statistic meta:table-count="0" meta:image-count="0" meta:object-count="0" meta:page-count="1" meta:paragraph-count="2" meta:word-count="17" meta:character-count="175" meta:non-whitespace-character-count="160"/>
    <meta:generator>LibreOffice/6.4.7.2$Linux_X86_64 LibreOffice_project/40$Build-2</meta:generator>
  </office:meta>
</office:document-meta>
</file>